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77000002CBE3767531FB2BBDAC.png" manifest:media-type="image/png"/>
  <manifest:file-entry manifest:full-path="Pictures/1000020100000542000002974FDB66352BA52A48.png" manifest:media-type="image/png"/>
  <manifest:file-entry manifest:full-path="Pictures/1000000000000550000002C901C2329D51D2225F.png" manifest:media-type="image/png"/>
  <manifest:file-entry manifest:full-path="Pictures/10000000000003510000011E5F1AD8CC5E23C9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ecc" officeooo:paragraph-rsid="000d2ecc"/>
    </style:style>
    <style:style style:name="T1" style:family="text">
      <style:text-properties fo:language="pt" fo:country="PT"/>
    </style:style>
    <style:style style:name="T2" style:family="text">
      <style:text-properties fo:language="pt" fo:country="PT"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Figura1" text:anchor-type="char" svg:width="17cm" svg:height="5.726cm" draw:z-index="0"><draw:image xlink:href="Pictures/10000000000003510000011E5F1AD8CC5E23C90D.png" xlink:type="simple" xlink:show="embed" xlink:actuate="onLoad" loext:mime-type="image/png"/></draw:frame><draw:frame draw:style-name="fr1" draw:name="Figura2" text:anchor-type="char" svg:x="-0.037cm" svg:y="6.085cm" svg:width="17cm" svg:height="8.911cm" draw:z-index="1"><draw:image xlink:href="Pictures/1000000000000550000002C901C2329D51D2225F.png" xlink:type="simple" xlink:show="embed" xlink:actuate="onLoad" loext:mime-type="image/png"/></draw:frame><text:soft-page-break/><text:span text:style-name="T2"><draw:frame draw:style-name="fr2" draw:name="Imagem 14" text:anchor-type="as-char" svg:width="17.029cm" svg:height="9.1cm" draw:z-index="2"><draw:image xlink:href="Pictures/1000020100000542000002974FDB66352BA52A48.png" xlink:type="simple" xlink:show="embed" xlink:actuate="onLoad" loext:mime-type="image/png"/><svg:desc>logico2</svg:desc></draw:frame></text:span><draw:frame draw:style-name="fr1" draw:name="Figura3" text:anchor-type="char" svg:x="0cm" svg:y="17.133cm" svg:width="17cm" svg:height="8.687cm" draw:z-index="3"><draw:image xlink:href="Pictures/1000000000000577000002CBE3767531FB2BBDA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06T07:58:16.533554354</meta:creation-date>
    <dc:date>2023-11-06T08:48:40.098125079</dc:date>
    <meta:editing-duration>PT12M47S</meta:editing-duration>
    <meta:editing-cycles>1</meta:editing-cycles>
    <meta:document-statistic meta:table-count="0" meta:image-count="4" meta:object-count="0" meta:page-count="2" meta:paragraph-count="1" meta:word-count="0" meta:character-count="0" meta:non-whitespace-character-count="0"/>
    <meta:generator>LibreOffice/6.4.7.2$Linux_X86_64 LibreOffice_project/40$Build-2</meta:generator>
  </office:meta>
</office:document-meta>
</file>